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L : Access Control List </text:p>
      <text:p text:style-name="Standard">ANSI : American National Standards Institute</text:p>
      <text:p text:style-name="Standard">ANSSI : Agence Nationale Sécurité des Systèmes d'Information</text:p>
      <text:p text:style-name="Standard">BeEF : Browser Exploitation Framework Project</text:p>
      <text:p text:style-name="Standard">CERT : Computer Emergency Response Team</text:p>
      <text:p text:style-name="Standard">CD : Continuous Deployment </text:p>
      <text:p text:style-name="Standard">CI : Continuous Integration </text:p>
      <text:p text:style-name="Standard">CORS : Cross-Origin Resource Sharing</text:p>
      <text:p text:style-name="Standard">CSP : Content Security Policy</text:p>
      <text:p text:style-name="Standard">CSRF : Cross-Site Request Forgery </text:p>
      <text:p text:style-name="Standard">CVE : Common Vulnerabilities and Exposures</text:p>
      <text:p text:style-name="Standard">CVSS : Common Vulnerability Scoring System</text:p>
      <text:p text:style-name="Standard">CWE : Common Weakness Enumeration</text:p>
      <text:p text:style-name="Standard">DAST : Dynamic Application Security Testing </text:p>
      <text:p text:style-name="Standard">DNS : Domain Name System</text:p>
      <text:p text:style-name="Standard">DTD : Document Type Definition</text:p>
      <text:p text:style-name="Standard">FIRST : Forum for Incident Response and Security Teams</text:p>
      <text:p text:style-name="Standard">HSTS : HTTP Strict Transport Security</text:p>
      <text:p text:style-name="Standard">HTTP : Hypertext Transfer Protocol</text:p>
      <text:p text:style-name="Standard">HTTPS : Hypertext Transfer Protocol Secure</text:p>
      <text:p text:style-name="Standard">IAST : Interactive Application Security Testing </text:p>
      <text:p text:style-name="Standard">IEEE : Institute of Electrical and Electronics Engineers</text:p>
      <text:p text:style-name="Standard">ISO : International Organisation for Standardization</text:p>
      <text:p text:style-name="Standard">LFI : Local File Inclusion</text:p>
      <text:p text:style-name="Standard">NIST : National Institute of Standards And Technology</text:p>
      <text:p text:style-name="Standard">OASIS : Organization for the Advancement of Structured Information Standards</text:p>
      <text:p text:style-name="Standard">ORM : Object-Relational Mapping</text:p>
      <text:p text:style-name="Standard">OWASP : Open Web Application Security Project </text:p>
      <text:p text:style-name="Standard">PCI DSS : Payment Card Industry Data Security Standard</text:p>
      <text:p text:style-name="Standard">PII : Personally Identifiable Information</text:p>
      <text:p text:style-name="Standard">RAT : Remote Administration Tool / Remote Access Trojan</text:p>
      <text:p text:style-name="Standard">RFI : Remote File Inclusion</text:p>
      <text:p text:style-name="Standard">SAML : Security Assertion Markup Language</text:p>
      <text:p text:style-name="Standard">SAST : Static Application Security Testing </text:p>
      <text:p text:style-name="Standard">SIEM : Security Information and Event Management</text:p>
      <text:p text:style-name="Standard">SOAP Web Services : Simple Object Access Protocol</text:p>
      <text:p text:style-name="Standard">SOP : Standard Operating Procedures</text:p>
      <text:p text:style-name="Standard">SOC : Security Operations Center</text:p>
      <text:p text:style-name="Standard">SSL : Secure Socket Layer</text:p>
      <text:p text:style-name="Standard">TLS : Transport Layer Security</text:p>
      <text:p text:style-name="Standard">URI : Uniform Resource Identifier</text:p>
      <text:p text:style-name="Standard">URL : Uniform Resource Locator </text:p>
      <text:p text:style-name="Standard">WASC : Web Application Security Consortium</text:p>
      <text:p text:style-name="Standard">XML : Extensible Markup Language</text:p>
      <text:p text:style-name="Standard">XSS : Cross-Site Scripting</text:p>
      <text:p text:style-name="Standard">XXE : External XML Entitie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ement caumes</meta:initial-creator>
    <meta:creation-date>2020-02-20T15:20:58.80</meta:creation-date>
    <dc:date>2020-03-07T10:12:54.24</dc:date>
    <dc:creator>clement caumes</dc:creator>
    <meta:editing-duration>PT48M32S</meta:editing-duration>
    <meta:editing-cycles>37</meta:editing-cycles>
    <meta:generator>OpenOffice/4.1.7$Win32 OpenOffice.org_project/417m1$Build-9800</meta:generator>
    <meta:document-statistic meta:table-count="0" meta:image-count="0" meta:object-count="0" meta:page-count="1" meta:paragraph-count="46" meta:word-count="272" meta:character-count="1809"/>
  </office:meta>
</office:document-meta>
</file>